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officeooo:paragraph-rsid="00140684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 style:list-style-name="L1">
      <style:text-properties fo:language="sv" fo:country="SE" officeooo:paragraph-rsid="00160cab"/>
    </style:style>
    <style:style style:name="P5" style:family="paragraph" style:parent-style-name="Standard" style:list-style-name="L1">
      <style:text-properties fo:language="sv" fo:country="SE" officeooo:paragraph-rsid="001712dd"/>
    </style:style>
    <style:style style:name="P6" style:family="paragraph" style:parent-style-name="Standard" style:list-style-name="L1">
      <style:text-properties fo:language="sv" fo:country="SE" officeooo:rsid="0012bd0d" officeooo:paragraph-rsid="0012bd0d"/>
    </style:style>
    <style:style style:name="T1" style:family="text">
      <style:text-properties fo:language="sv" fo:country="SE"/>
    </style:style>
    <style:style style:name="T2" style:family="text">
      <style:text-properties fo:language="sv" fo:country="SE" fo:font-weight="bold" style:font-weight-asian="bold"/>
    </style:style>
    <style:style style:name="T3" style:family="text">
      <style:text-properties fo:language="sv" fo:country="SE" fo:font-weight="bold" style:font-weight-asian="bold" style:font-weight-complex="bold"/>
    </style:style>
    <style:style style:name="T4" style:family="text">
      <style:text-properties fo:language="sv" fo:country="SE" officeooo:rsid="00140684"/>
    </style:style>
    <style:style style:name="T5" style:family="text">
      <style:text-properties officeooo:rsid="001712d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Default_20_Paragraph_20_Font"><text:span text:style-name="T3">Förslag på dataprotokoll mellan spelprocessorn och grafikprocessorn</text:span></text:span></text:p>
      <text:p text:style-name="P1"/>
      <text:p text:style-name="P1">Data skickas med UART, 8 databitar och 1 stopbit, 9600 baudrate, ingen paritetsbit</text:p>
      <text:p text:style-name="P1"/>
      <text:p text:style-name="P1">Tre byte skickas i ett meddelande.</text:p>
      <text:p text:style-name="P1"/>
      <text:p text:style-name="Standard"><text:span text:style-name="Default_20_Paragraph_20_Font"><text:span text:style-name="T3">Första byten är alltid 0xFF</text:span></text:span><text:span text:style-name="Default_20_Paragraph_20_Font"><text:span text:style-name="T1">. Detta används för att veta vad som är början på medelandet.</text:span></text:span></text:p>
      <text:p text:style-name="P1"/>
      <text:p text:style-name="Standard"><text:span text:style-name="Default_20_Paragraph_20_Font"><text:span text:style-name="T3">Andra byten beskriver vad som ska göras. </text:span></text:span><text:span text:style-name="Default_20_Paragraph_20_Font"><text:span text:style-name="T1">Detta är ett tal som är t.ex är:</text:span></text:span></text:p>
      <text:list xml:id="list1577964711" text:style-name="L1">
        <text:list-item>
          <text:p text:style-name="P4">0 om spelare1 placerar markör här</text:p>
        </text:list-item>
        <text:list-item>
          <text:p text:style-name="P4">1 om spelare2 placerar markör här</text:p>
        </text:list-item>
        <text:list-item>
          <text:p text:style-name="P4">2 om spelare1 väljer denna platsen <text:span text:style-name="T5">(alltså placerar här)</text:span></text:p>
        </text:list-item>
        <text:list-item>
          <text:p text:style-name="P5">3 om spelare2 väljer denna platsen <text:span text:style-name="T5">(alltså placerar här)</text:span></text:p>
        </text:list-item>
        <text:list-item>
          <text:p text:style-name="P6">4 för att skicka poäng t rensa skärmen</text:p>
        </text:list-item>
      </text:list>
      <text:p text:style-name="P1">Vi kan också lägga till andra komandon här, t.ex. för att rensa displayerna för en ny omgång eller visa en speciell bild på displayen eller liknande.</text:p>
      <text:p text:style-name="P1"/>
      <text:p text:style-name="Standard"><text:span text:style-name="Default_20_Paragraph_20_Font"><text:span text:style-name="T3">Tredje byten är index på X-Led. </text:span></text:span><text:span text:style-name="Default_20_Paragraph_20_Font"><text:span text:style-name="T1">Detta är ett tal mellan 0 och 7. </text:span></text:span><text:span text:style-name="Default_20_Paragraph_20_Font"><text:span text:style-name="T4">Om kommandot är 4 så är detta player 1 poäng.</text:span></text:span></text:p>
      <text:p text:style-name="P1"/>
      <text:p text:style-name="P2"><text:span text:style-name="Default_20_Paragraph_20_Font"><text:span text:style-name="T2">Fjärde byten är index på Y-Led. </text:span></text:span><text:span text:style-name="Default_20_Paragraph_20_Font"><text:span text:style-name="T1">Detta är ett tal mellan 0 och 7. </text:span></text:span><text:span text:style-name="Default_20_Paragraph_20_Font"><text:span text:style-name="T4">Om kommandot är 4 så är detta player 2 poäng.</text:span></text:span></text:p>
      <text:p text:style-name="P1"/>
      <text:p text:style-name="P1"/>
      <text:p text:style-name="P1">Exempel på meddelande:</text:p>
      <text:p text:style-name="P1"/>
      <text:p text:style-name="Standard"><text:span text:style-name="Default_20_Paragraph_20_Font"><text:span text:style-name="T1">$FF $00 $02 $02. Vilket i människospråk blir ”Spelare 1 väljer denna platsen (2,2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initial-creator>Linus Classon</meta:initial-creator>
    <meta:creation-date>2017-10-20T23:40:00Z</meta:creation-date>
    <dc:date>2020-02-28T10:21:31.968000000</dc:date>
    <meta:editing-cycles>11</meta:editing-cycles>
    <meta:editing-duration>PT2H24M11S</meta:editing-duration>
    <meta:document-statistic meta:table-count="0" meta:image-count="0" meta:object-count="0" meta:page-count="1" meta:paragraph-count="15" meta:word-count="191" meta:character-count="1039" meta:non-whitespace-character-count="868"/>
    <meta:template xlink:type="simple" xlink:actuate="onRequest" xlink:title="" xlink:href="Normal.dotm"/>
  </office:meta>
</office:document-meta>
</file>